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List_20_Number">
      <style:paragraph-properties fo:margin-left="0in" fo:margin-right="0in" fo:text-indent="0in" style:auto-text-indent="false"/>
    </style:style>
    <style:style style:name="P5" style:family="paragraph" style:parent-style-name="Text_20_body">
      <style:text-properties fo:font-weight="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italic" fo:font-weight="bold"/>
    </style:style>
    <style:style style:name="P8" style:family="paragraph" style:parent-style-name="Code">
      <style:text-properties style:font-name="Times New Roman" fo:font-size="12pt" fo:font-weight="normal" style:font-size-asian="12pt" style:font-weight-asian="normal" style:font-size-complex="12pt" style:font-weight-complex="normal"/>
    </style:style>
    <style:style style:name="P9" style:family="paragraph" style:parent-style-name="Code">
      <style:text-properties fo:font-weight="normal"/>
    </style:style>
    <style:style style:name="P10"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1" style:family="paragraph" style:parent-style-name="Standard">
      <style:text-properties style:use-window-font-color="true"/>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bold"/>
    </style:style>
    <style:style style:name="P14" style:family="paragraph" style:parent-style-name="Standard">
      <style:text-properties fo:font-style="normal"/>
    </style:style>
    <style:style style:name="P15" style:family="paragraph" style:parent-style-name="Text_20_body_20_indent">
      <style:text-properties fo:color="#ff0000"/>
    </style:style>
    <style:style style:name="P16" style:family="paragraph" style:parent-style-name="Text_20_body_20_indent">
      <style:text-properties style:use-window-font-color="true"/>
    </style:style>
    <style:style style:name="P17" style:family="paragraph" style:parent-style-name="Text_20_body_20_indent">
      <style:text-properties fo:font-weight="bold"/>
    </style:style>
    <style:style style:name="P18" style:family="paragraph" style:parent-style-name="Code_20_Indented">
      <style:text-properties fo:font-weight="normal"/>
    </style:style>
    <style:style style:name="P19" style:family="paragraph" style:parent-style-name="Code_20_Indented">
      <style:text-properties fo:font-size="11pt" style:font-size-asian="11pt" style:font-style-asian="italic" style:font-size-complex="11pt"/>
    </style:style>
    <style:style style:name="P20" style:family="paragraph" style:parent-style-name="Code_20_Indented">
      <style:text-properties fo:font-style="normal" fo:font-weight="normal"/>
    </style:style>
    <style:style style:name="P21" style:family="paragraph" style:parent-style-name="Code_20_Indented">
      <style:text-properties fo:font-style="normal" fo:font-weight="bold"/>
    </style:style>
    <style:style style:name="P22" style:family="paragraph" style:parent-style-name="Standard">
      <style:paragraph-properties fo:margin-left="-0.011in" fo:margin-right="0in" fo:text-indent="0in" style:auto-text-indent="false"/>
    </style:style>
    <style:style style:name="P23" style:family="paragraph" style:parent-style-name="Standard">
      <style:paragraph-properties fo:margin-left="-0.011in" fo:margin-right="0in" fo:text-indent="0in" style:auto-text-indent="false"/>
      <style:text-properties fo:font-weight="normal"/>
    </style:style>
    <style:style style:name="P24" style:family="paragraph" style:parent-style-name="Code">
      <style:paragraph-properties fo:margin-left="0.6492in" fo:margin-right="0in" fo:text-indent="-0.2201in" style:auto-text-indent="false"/>
    </style:style>
    <style:style style:name="P2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6" style:family="paragraph" style:parent-style-name="Body_20_Text_20_First_20_Indent">
      <style:text-properties fo:font-style="italic"/>
    </style:style>
    <style:style style:name="P27" style:family="paragraph" style:parent-style-name="Code_20_Indented">
      <style:paragraph-properties fo:margin-left="0.25in" fo:margin-right="0in" fo:text-indent="0in" style:auto-text-indent="false"/>
    </style:style>
    <style:style style:name="P28" style:family="paragraph" style:parent-style-name="Code">
      <style:paragraph-properties fo:margin-left="0.5in" fo:margin-right="0in" fo:text-indent="-0.2201in" style:auto-text-indent="false"/>
    </style:style>
    <style:style style:name="P29" style:family="paragraph" style:parent-style-name="Code">
      <style:paragraph-properties fo:margin-left="0.5in" fo:margin-right="0in" fo:text-indent="-0.2201in" style:auto-text-indent="false"/>
      <style:text-properties fo:font-weight="normal"/>
    </style:style>
    <style:style style:name="P30" style:family="paragraph" style:parent-style-name="Preformatted_20_Text">
      <style:paragraph-properties fo:margin-left="0.5in" fo:margin-right="0in" fo:text-indent="-0.2201in" style:auto-text-indent="false"/>
      <style:text-properties fo:font-weight="normal"/>
    </style:style>
    <style:style style:name="P31" style:family="paragraph" style:parent-style-name="Code_20_Indented">
      <style:paragraph-properties fo:margin-left="0.5in" fo:margin-right="0in" fo:text-indent="-0.25in" style:auto-text-indent="false"/>
    </style:style>
    <style:style style:name="P32" style:family="paragraph" style:parent-style-name="Preformatted_20_Text">
      <style:paragraph-properties fo:margin-left="0.2799in" fo:margin-right="0in" fo:text-indent="0in" style:auto-text-indent="false"/>
      <style:text-properties fo:font-weight="normal"/>
    </style:style>
    <style:style style:name="P33" style:family="paragraph" style:parent-style-name="Preformatted_20_Text">
      <style:paragraph-properties fo:margin-left="0.248in" fo:margin-right="0in" fo:text-indent="0in" style:auto-text-indent="false"/>
    </style:style>
    <style:style style:name="P34" style:family="paragraph" style:parent-style-name="Preformatted_20_Text">
      <style:paragraph-properties fo:margin-left="0.248in" fo:margin-right="0in" fo:text-indent="0in" style:auto-text-indent="false"/>
      <style:text-properties fo:font-weight="normal"/>
    </style:style>
    <style:style style:name="P35" style:family="paragraph" style:parent-style-name="Preformatted_20_Text">
      <style:paragraph-properties fo:margin-left="0.5in" fo:margin-right="0in" fo:text-indent="0in" style:auto-text-indent="false"/>
      <style:text-properties fo:font-size="8pt" style:font-size-asian="8pt" style:font-size-complex="8pt"/>
    </style:style>
    <style:style style:name="P36"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37"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38"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39" style:family="paragraph" style:parent-style-name="Preformatted_20_Text">
      <style:paragraph-properties fo:margin-left="0.0083in" fo:margin-right="0in" fo:text-indent="0in" style:auto-text-indent="false"/>
    </style:style>
    <style:style style:name="P40"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1"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2"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3"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4" style:family="paragraph" style:parent-style-name="Standard">
      <style:paragraph-properties fo:margin-left="0.2728in" fo:margin-right="0in" fo:text-indent="-0.0083in" style:auto-text-indent="false">
        <style:tab-stops/>
      </style:paragraph-properties>
    </style:style>
    <style:style style:name="P45"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6" style:family="paragraph" style:parent-style-name="Standard">
      <style:paragraph-properties fo:margin-left="0.0256in" fo:margin-right="0in" fo:text-indent="0in" style:auto-text-indent="false">
        <style:tab-stops/>
      </style:paragraph-properties>
    </style:style>
    <style:style style:name="P47"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48"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49"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0"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1" style:family="paragraph" style:parent-style-name="List_20_Number">
      <style:text-properties fo:font-style="normal"/>
    </style:style>
    <style:style style:name="P52" style:family="paragraph" style:parent-style-name="List_20_Number">
      <style:text-properties style:font-name="Courier New" fo:font-size="10pt" style:font-size-asian="10pt" style:font-size-complex="10pt"/>
    </style:style>
    <style:style style:name="P53" style:family="paragraph" style:parent-style-name="Contents_20_2">
      <style:paragraph-properties>
        <style:tab-stops>
          <style:tab-stop style:position="6.722in" style:type="right" style:leader-style="dotted" style:leader-text="."/>
        </style:tab-stops>
      </style:paragraph-properties>
    </style:style>
    <style:style style:name="P54" style:family="paragraph" style:parent-style-name="Contents_20_1">
      <style:paragraph-properties>
        <style:tab-stops>
          <style:tab-stop style:position="6.889in" style:type="right" style:leader-style="dotted" style:leader-text="."/>
        </style:tab-stops>
      </style:paragraph-properties>
    </style:style>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text-properties style:use-window-font-color="true"/>
    </style:style>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Standard" style:list-style-name="L2"/>
    <style:style style:name="P62" style:family="paragraph" style:parent-style-name="Standard" style:list-style-name="L2"/>
    <style:style style:name="P63" style:family="paragraph" style:parent-style-name="Standard" style:list-style-name="L2"/>
    <style:style style:name="P64" style:family="paragraph" style:parent-style-name="Standard" style:list-style-name="L2"/>
    <style:style style:name="P65" style:family="paragraph" style:parent-style-name="Standard" style:list-style-name="L2"/>
    <style:style style:name="P66" style:family="paragraph" style:parent-style-name="Standard" style:list-style-name="L2"/>
    <style:style style:name="P67" style:family="paragraph" style:parent-style-name="Standard" style:list-style-name="L2"/>
    <style:style style:name="P6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 style:family="paragraph" style:parent-style-name="Contents_20_4">
      <style:paragraph-properties>
        <style:tab-stops>
          <style:tab-stop style:position="6.2992in" style:type="right" style:leader-style="dotted" style:leader-text="."/>
        </style:tab-stops>
      </style:paragraph-properties>
    </style:style>
    <style:style style:name="P70" style:family="paragraph" style:parent-style-name="List_20_Bullet_20_2">
      <style:text-properties fo:font-style="normal" fo:font-weight="bold"/>
    </style:style>
    <style:style style:name="P71" style:family="paragraph" style:parent-style-name="List_20_Bullet_20_2"/>
    <style:style style:name="P72" style:family="paragraph" style:parent-style-name="Heading_20_3" style:list-style-name="L1"/>
    <style:style style:name="P73" style:family="paragraph" style:parent-style-name="Heading_20_3" style:list-style-name="L1"/>
    <style:style style:name="P74" style:family="paragraph" style:parent-style-name="Heading_20_3" style:list-style-name="L1"/>
    <style:style style:name="P75" style:family="paragraph" style:parent-style-name="Heading_20_3" style:list-style-name="L1"/>
    <style:style style:name="P76" style:family="paragraph" style:parent-style-name="Heading_20_3" style:list-style-name="L1"/>
    <style:style style:name="P77" style:family="paragraph" style:parent-style-name="Heading_20_3" style:list-style-name="L1"/>
    <style:style style:name="P78" style:family="paragraph" style:parent-style-name="Heading_20_3" style:list-style-name="L1"/>
    <style:style style:name="P79" style:family="paragraph" style:parent-style-name="Heading_20_3" style:list-style-name="L1"/>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paragraph-properties fo:margin-left="0in" fo:margin-right="0in" fo:text-indent="0in" style:auto-text-indent="false"/>
    </style:style>
    <style:style style:name="P86" style:family="paragraph" style:parent-style-name="Heading_20_1" style:list-style-name="L1"/>
    <style:style style:name="P87" style:family="paragraph" style:parent-style-name="Heading_20_1" style:list-style-name="L1"/>
    <style:style style:name="P88" style:family="paragraph" style:parent-style-name="Heading_20_1" style:list-style-name="L1"/>
    <style:style style:name="P89" style:family="paragraph" style:parent-style-name="Heading_20_1" style:list-style-name="L1"/>
    <style:style style:name="P90" style:family="paragraph" style:parent-style-name="Heading_20_1" style:list-style-name="L1"/>
    <style:style style:name="P91" style:family="paragraph" style:parent-style-name="Heading_20_1" style:list-style-name="L1"/>
    <style:style style:name="P92" style:family="paragraph" style:parent-style-name="Heading_20_1" style:list-style-name="L1"/>
    <style:style style:name="P93" style:family="paragraph" style:parent-style-name="Heading_20_4" style:list-style-name="L1"/>
    <style:style style:name="P94" style:family="paragraph" style:parent-style-name="Heading_20_4" style:list-style-name="L1"/>
    <style:style style:name="P95" style:family="paragraph" style:parent-style-name="Heading_20_4" style:list-style-name="L1"/>
    <style:style style:name="P96" style:family="paragraph" style:parent-style-name="List_20_Bullet"/>
    <style:style style:name="P97" style:family="paragraph" style:parent-style-name="Contents_20_3">
      <style:paragraph-properties>
        <style:tab-stops>
          <style:tab-stop style:position="6.5555in" style:type="right" style:leader-style="dotted" style:leader-text="."/>
        </style:tab-stops>
      </style:paragraph-properties>
    </style:style>
    <style:style style:name="P98" style:family="paragraph" style:parent-style-name="Text_20_body" style:list-style-name="L1"/>
    <style:style style:name="P99" style:family="paragraph" style:parent-style-name="Text_20_body" style:list-style-name="L1"/>
    <style:style style:name="P100" style:family="paragraph" style:parent-style-name="Text_20_body" style:list-style-name="L1"/>
    <style:style style:name="P101"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How-To Setup Hierarchy in <text:s/>xCAT 2</text:p>
      <text:p text:style-name="P25">10/27/2009</text:p>
      <text:p text:style-name="P25"/>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a xlink:type="simple" xlink:href="#1.Introduction|outline" text:style-name="Internet_20_link" text:visited-style-name="Internet_20_link">1.0 Introduction</text:a><text:tab/>1</text:p>
          <text:p text:style-name="P54"><text:a xlink:type="simple" xlink:href="#2.Setup the MN Hierarchical Database|outline" text:style-name="Internet_20_link" text:visited-style-name="Internet_20_link">2.0 Setup the MN Hierarchical Database</text:a><text:tab/>2</text:p>
          <text:p text:style-name="P53"><text:a xlink:type="simple" xlink:href="#2.1.Define the  service nodes in the database|outline" text:style-name="Internet_20_link" text:visited-style-name="Internet_20_link">2.1 Define the <text:s/>service nodes in the database</text:a><text:tab/>2</text:p>
          <text:p text:style-name="P97"><text:a xlink:type="simple" xlink:href="#2.1.1.Add Service Nodes to the nodelist Table|outline" text:style-name="Internet_20_link" text:visited-style-name="Internet_20_link">2.1.1 Add Service Nodes to the nodelist Table</text:a><text:tab/>3</text:p>
          <text:p text:style-name="P97"><text:a xlink:type="simple" xlink:href="#2.1.2.Add Service Nodes to the nodetype Table|outline" text:style-name="Internet_20_link" text:visited-style-name="Internet_20_link">2.1.2 Add Service Nodes to the nodetype Table</text:a><text:tab/>3</text:p>
          <text:p text:style-name="P97"><text:a xlink:type="simple" xlink:href="#2.1.3.Add Service Nodes to the servicenode Table|outline" text:style-name="Internet_20_link" text:visited-style-name="Internet_20_link">2.1.3 Add Service Nodes to the servicenode Table</text:a><text:tab/>4</text:p>
          <text:p text:style-name="P97"><text:a xlink:type="simple" xlink:href="#2.1.4.Add Service Nodes postscripts to the postscripts table|outline" text:style-name="Internet_20_link" text:visited-style-name="Internet_20_link">2.1.4 Add Service Nodes postscripts to the postscripts table</text:a><text:tab/>5</text:p>
          <text:p text:style-name="P97"><text:a xlink:type="simple" xlink:href="#2.1.5.Assigning Nodes to their Service Nodes ( updating the noderes table)|outline" text:style-name="Internet_20_link" text:visited-style-name="Internet_20_link">2.1.5 Assigning Nodes to their Service Nodes ( updating the noderes table)</text:a><text:tab/>5</text:p>
          <text:p text:style-name="P69"><text:a xlink:type="simple" xlink:href="#2.1.5.1.Service Node Pools (not supported in AIX)|outline" text:style-name="Internet_20_link" text:visited-style-name="Internet_20_link">2.1.5.1 Service Node Pools (not supported in AIX)</text:a><text:tab/>6</text:p>
          <text:p text:style-name="P97"><text:a xlink:type="simple" xlink:href="#2.1.6.Setup Site Table|outline" text:style-name="Internet_20_link" text:visited-style-name="Internet_20_link">2.1.6 Setup Site Table</text:a><text:tab/>7</text:p>
          <text:p text:style-name="P97"><text:a xlink:type="simple" xlink:href="#2.1.7.Setup networks Table|outline" text:style-name="Internet_20_link" text:visited-style-name="Internet_20_link">2.1.7 Setup networks Table</text:a><text:tab/>8</text:p>
          <text:p text:style-name="P97"><text:a xlink:type="simple" xlink:href="#2.1.8.Setup nodehm/noderes Table for conserver/monserver|outline" text:style-name="Internet_20_link" text:visited-style-name="Internet_20_link">2.1.8 Setup nodehm/noderes Table for conserver/monserver</text:a><text:tab/>8</text:p>
          <text:p text:style-name="P69"><text:a xlink:type="simple" xlink:href="#2.1.8.1.Conserver and Monserver and Pools|outline" text:style-name="Internet_20_link" text:visited-style-name="Internet_20_link">2.1.8.1 Conserver and Monserver and Pools</text:a><text:tab/>8</text:p>
          <text:p text:style-name="P97"><text:a xlink:type="simple" xlink:href="#2.1.9.Verify the Tables|outline" text:style-name="Internet_20_link" text:visited-style-name="Internet_20_link">2.1.9 Verify the Tables</text:a><text:tab/>9</text:p>
          <text:p text:style-name="P54"><text:a xlink:type="simple" xlink:href="#3.Install or Stateless Boot the Service Nodes on Linux|outline" text:style-name="Internet_20_link" text:visited-style-name="Internet_20_link">3.0 Install or Stateless Boot the Service Nodes on Linux</text:a><text:tab/>9</text:p>
          <text:p text:style-name="P53"><text:a xlink:type="simple" xlink:href="#3.1.Build the Service Node Stateless Image|outline" text:style-name="Internet_20_link" text:visited-style-name="Internet_20_link">3.1 Build the Service Node Stateless Image</text:a><text:tab/>9</text:p>
          <text:p text:style-name="P97"><text:a xlink:type="simple" xlink:href="#3.1.1.Update Service Node Stateless Image|outline" text:style-name="Internet_20_link" text:visited-style-name="Internet_20_link">3.1.1 Update Service Node Stateless Image</text:a><text:tab/>12</text:p>
          <text:p text:style-name="P53"><text:a xlink:type="simple" xlink:href="#3.2.Set Up the Service Nodes for diskfull Installation|outline" text:style-name="Internet_20_link" text:visited-style-name="Internet_20_link">3.2 Set Up the Service Nodes for diskfull Installation</text:a><text:tab/>12</text:p>
          <text:p text:style-name="P97"><text:a xlink:type="simple" xlink:href="#3.2.1.xCAT Service Node RPMS and dependencies|outline" text:style-name="Internet_20_link" text:visited-style-name="Internet_20_link">3.2.1 xCAT Service Node RPMS and dependencies</text:a><text:tab/>13</text:p>
          <text:p text:style-name="P97"><text:a xlink:type="simple" xlink:href="#3.2.2.Update Service Node Diskfull Image|outline" text:style-name="Internet_20_link" text:visited-style-name="Internet_20_link">3.2.2 Update Service Node Diskfull Image</text:a><text:tab/>13</text:p>
          <text:p text:style-name="P53"><text:a xlink:type="simple" xlink:href="#3.3.Monitor install and boot|outline" text:style-name="Internet_20_link" text:visited-style-name="Internet_20_link">3.3 Monitor install and boot</text:a><text:tab/>14</text:p>
          <text:p text:style-name="P53"><text:a xlink:type="simple" xlink:href="#3.4. Test Service Node installation|outline" text:style-name="Internet_20_link" text:visited-style-name="Internet_20_link">3.4 <text:s/>Test Service Node installation</text:a><text:tab/>14</text:p>
          <text:p text:style-name="P54"><text:a xlink:type="simple" xlink:href="#1.Diagnostics|outline" text:style-name="Internet_20_link" text:visited-style-name="Internet_20_link">1.0 Diagnostics</text:a><text:tab/>14</text:p>
          <text:p text:style-name="P54"><text:a xlink:type="simple" xlink:href="#1.Migrating a Management Node to a Service Node|outline" text:style-name="Internet_20_link" text:visited-style-name="Internet_20_link">1.0 Migrating a Management Node to a Service Node</text:a><text:tab/>15</text:p>
          <text:p text:style-name="P54"><text:a xlink:type="simple" xlink:href="#2.Install or Stateless Boot the Service Nodes on AIX|outline" text:style-name="Internet_20_link" text:visited-style-name="Internet_20_link">2.0 Install or Stateless Boot the Service Nodes on AIX</text:a><text:tab/>15</text:p>
          <text:p text:style-name="P54"><text:a xlink:type="simple" xlink:href="#3.References|outline" text:style-name="Internet_20_link" text:visited-style-name="Internet_20_link">3.0 References</text:a><text:tab/>15</text:p>
        </text:index-body>
      </text:table-of-content>
      <text:p text:style-name="P10"/>
      <text:list text:style-name="L1">
        <text:list-item>
          <text:h text:style-name="P86"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5">**Important** The xCAT servicenodes must be at the <text:s/>same release/ version as the xCAT Management Node. This version can be checked by running <text:s/>nodels -v. </text:p>
      <text:p text:style-name="Code_20_Indented"><text:soft-page-break/>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or MySQL (other databases will be added later). <text:s/>PostgreSQL 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or MySQL, perl, rpm. <text:s text:c="2"/>It will require all the dependencies that were setup on the MN. <text:s/></text:p>
      <text:p text:style-name="Standard"/>
      <text:p text:style-name="Standard">There is a different install package xCATsn for the service node vs. <text:s/>xCAT for the Management Node. </text:p>
      <text:p text:style-name="Standard"><text:s text:c="2"/></text:p>
      <text:p text:style-name="Standard"/>
      <text:p text:style-name="P12"/>
      <text:list text:style-name="L1" text:continue-numbering="true">
        <text:list-item>
          <text:h text:style-name="P86"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or PostgreSQL. <text:s text:c="2"/>MySQL and PostgreSQL are available with the Linux OS. <text:s text:c="2"/>We package MySQL for you in our AIX dependency package.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list text:style-name="L1" text:continue-numbering="true">
        <text:list-item>
          <text:list text:continue-numbering="true">
            <text:list-item>
              <text:h text:style-name="P55" text:outline-level="2">Define the <text:s/>service nodes in the database</text:h>
            </text:list-item>
          </text:list>
        </text:list-item>
      </text:list>
      <text:p text:style-name="P22">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oft-page-break/><text:span text:style-name="T12">Management Node(MN). <text:s/>In addition you will be adding the information to the database that will tell xCAT which service nodes (SN) <text:s/>will service which compute nodes (CN).</text:span></text:p>
      <text:p text:style-name="P23"/>
      <text:p text:style-name="P23"><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2"/>
      <text:p text:style-name="P22">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2"/>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3"/>
      <text:p text:style-name="P23"/>
      <text:p text:style-name="P6"/>
      <text:list text:style-name="L1" text:continue-numbering="true">
        <text:list-item>
          <text:list text:continue-numbering="true">
            <text:list-item>
              <text:list text:continue-numbering="true">
                <text:list-item>
                  <text:h text:style-name="P72"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19">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72" text:outline-level="3">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ext:soft-page-break/>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72"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text:soft-page-break/>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72" text:outline-level="3"><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
      <text:p text:style-name="P101"><text:s text:c="3"/>chdef -t group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27"/>
      <text:list text:style-name="L1" text:continue-numbering="true">
        <text:list-item>
          <text:list text:continue-numbering="true">
            <text:list-item>
              <text:list text:continue-numbering="true">
                <text:list-item>
                  <text:h text:style-name="P72"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3"/>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text:soft-page-break/>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6"><text:span text:style-name="T1">Note</text:span><text:span text:style-name="T17">:</text:span> tabdump -d noderes will give further explanation of each table attribute.</text:p>
      <text:p text:style-name="P26"/>
      <text:list text:style-name="L1" text:continue-numbering="true">
        <text:list-item>
          <text:list text:continue-numbering="true">
            <text:list-item>
              <text:list text:continue-numbering="true">
                <text:list-item>
                  <text:list text:continue-numbering="true">
                    <text:list-item>
                      <text:h text:style-name="P93"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text:soft-page-break/></text:p>
      <text:p text:style-name="P7">Note: <text:s/><text:span text:style-name="T16">the noderes table's xcatmaster, tftpserver,nfsserver <text:s/>attributes should be blank for any node entry that has the noderes servicenode attribute set to a pool of service nodes.</text:span></text:p>
      <text:p text:style-name="Text_20_body"/>
      <text:p text:style-name="P5">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93"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72" text:outline-level="3" text:is-list-header="true"/>
                </text:list-header>
                <text:list-item>
                  <text:h text:style-name="P72"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text:soft-page-break/>"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text:style-name="L1" text:continue-numbering="true">
        <text:list-item>
          <text:list text:continue-numbering="true">
            <text:list-item>
              <text:list text:continue-numbering="true">
                <text:list-item>
                  <text:h text:style-name="P72" text:outline-level="3">Setup networks Table</text:h>
                </text:list-item>
              </text:list>
              <text:h text:style-name="P55"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85"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93"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text:soft-page-break/></text:p>
      <text:list text:style-name="L1" text:continue-numbering="true">
        <text:list-item>
          <text:list text:continue-numbering="true">
            <text:list-item>
              <text:list text:continue-numbering="true">
                <text:list-item>
                  <text:h text:style-name="P72"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86" text:outline-level="1"><text:reference-mark-start text:name="Build the service node stateless image"/><text:reference-mark-start text:name="1.0Install or Stateless Boot the Service Nodes"/>Install or Stateless Boot the Service Nodes on Linux<text:reference-mark-end text:name="1.0Install or Stateless Boot the Service Nodes"/><text:reference-mark-end text:name="Build the service node stateless image"/></text:h>
        </text:list-item>
      </text:list>
      <text:p text:style-name="Standard"/>
      <text:p text:style-name="Standard">The service node must contain not only the OS, but also the xCAT software and it's dependencies. In addition, a number of files are added to the service node to support the PostgreSQL or MySQL database access from the service node to the Management node, and ssh access to the nodes that the service nodes services. <text:s/>The following sections explain how to accomplish this.</text:p>
      <text:p text:style-name="Standard"/>
      <text:p text:style-name="P23">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1"/>
      <text:list text:style-name="L1" text:continue-numbering="true">
        <text:list-item>
          <text:list text:continue-numbering="true">
            <text:list-item>
              <text:h text:style-name="P57" text:outline-level="2"><text:reference-mark-start text:name="Build the Service Node Stateless Image"/><text:reference-mark-start text:name="1.1Build the Service Node Stateless Image"/>Build the Service Node Stateless Image<text:reference-mark-end text:name="1.1Build the Service Node Stateless Image"/><text:reference-mark-end text:name="Build the Service Node Stateless Image"/></text:h>
            </text:list-item>
          </text:list>
        </text:list-item>
      </text:list>
      <text:p text:style-name="P11">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1"/>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51"><text:soft-page-break/>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0">(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48"/>
      <text:p text:style-name="P44"><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5"><text:span text:style-name="T21">Download and c</text:span>opy the files to the Management Node (MN) and untar them: </text:p>
      <text:p text:style-name="P50">mkdir <text:span text:style-name="T21">-p /install/post/otherpkgs/fedora8/x86_64/xcat</text:span></text:p>
      <text:p text:style-name="P50">cd <text:span text:style-name="T21">/install/post/otherpkgs/fedora8/x86_64/xcat</text:span></text:p>
      <text:p text:style-name="P50"/>
      <text:p text:style-name="P50">tar jxvf core-rpms-snap.tar.bz2</text:p>
      <text:p text:style-name="P49">tar jxvf xcat-dep-2*.tar.bz2</text:p>
      <text:p text:style-name="P18"/>
      <text:p text:style-name="P34">Second, add rpm names into the service.&lt;osver&gt;.&lt;arch&gt;.otherpkgs.pkglist file. In most cases, this file is already created under /opt/xcat/share/xcat/netboot/&lt;os&gt; directory. If it is not, you can create your own by referencing the existing ones.</text:p>
      <text:p text:style-name="P33"><text:s text:c="2"/>vi /install/custom/netboot/fedora/service.ferdora8.x86_64.otherpkgs.pkglist</text:p>
      <text:p text:style-name="P33">add the following:</text:p>
      <text:p text:style-name="P35">-OpenIPMI-tools</text:p>
      <text:p text:style-name="P35">-tftp-server</text:p>
      <text:p text:style-name="P35">xcat/xcat-core/xCATsn</text:p>
      <text:p text:style-name="P35">xcat/xcat-dep/fedora8/x86_64/conserver</text:p>
      <text:p text:style-name="P33">where the '-' means remove the rpm first before installing other rpms. For SLES, the packages to be removed is perl-doc.<text:span text:style-name="T16"> <text:s text:c="7"/></text:span></text:p>
      <text:p text:style-name="P3"/>
      <text:list text:style-name="WW8Num9" text:continue-numbering="true">
        <text:list-item>
          <text:p text:style-name="List_20_Number">Run image generation:</text:p>
          <text:p text:style-name="List_20_Number"><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4">For SLES 11, make sure that atftp rpm from xCAT is installed in the image not the atftp from the OS. </text:p>
          <text:p text:style-name="P4"><text:s/></text:p>
        </text:list-item>
      </text:list>
      <text:p text:style-name="Code_20_Indented">rpm –root <text:s/>/install/netboot/fedora8/x86_64/service/rootimg <text:s/>-qa | grep atftp</text:p>
      <text:list text:style-name="WW8Num9" text:continue-numbering="true">
        <text:list-header>
          <text:p text:style-name="P4">If the rpm is from then OS then remove and install the xCAT atftp ( atftp-0.7.1.*rpm) into the otherpkgs directory with the xCAT rpms as you did above and run genimage again.</text:p>
          <text:p text:style-name="P4"/>
        </text:list-header>
      </text:list>
      <text:p text:style-name="Code"><text:s text:c="5"/>rpm –root <text:s/>/install/netboot/fedora8/x86_64/service/rootimg -e &lt;atftp rpm&gt;</text:p>
      <text:p text:style-name="Code"><text:s text:c="8"/>--nodeps</text:p>
      <text:p text:style-name="Code"/>
      <text:p text:style-name="P28"><text:s text:c="2"/>cp atftp-0.7.1.*rpm <text:span text:style-name="T12">/install/post/otherpkgs/fedora8/x86_64 </text:span></text:p>
      <text:p text:style-name="P29"/>
      <text:p text:style-name="Standard"><text:soft-page-break/><text:span text:style-name="T12"><text:s text:c="11"/>add the rpm name into:</text:span> <text:s text:c="3"/></text:p>
      <text:p text:style-name="P30"><text:s text:c="4"/>/install/custom/netboot/fedora/service.otherpkgs.pkglist </text:p>
      <text:p text:style-name="P30"/>
      <text:p text:style-name="P32"><text:s text:c="2"/>run genimage to pick up the additional package.</text:p>
      <text:p text:style-name="P32"/>
      <text:p text:style-name="Code_20_Indented"><text:s text:c="2"/>cd /opt/xcat/share/xcat/netboot/fedora/</text:p>
      <text:p text:style-name="P30"><text:s text:c="2"/>./genimage -i eth0 -n tg3,bnx2 -o fedora8 -p service</text:p>
      <text:p text:style-name="P9"><text:s text:c="4"/></text:p>
      <text:p text:style-name="Code_20_Indented"><text:s text:c="11"/></text:p>
      <text:p text:style-name="P18"/>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52">sysfs <text:s text:c="11"/>/sys <text:s text:c="18"/>sysfs <text:s text:c="7"/>rw 0 0</text:p>
          <text:p text:style-name="P52">devpts <text:s text:c="10"/>/dev/pts <text:s text:c="14"/>devpts <text:s text:c="6"/>rw,gid=5,mode=620 0 0</text:p>
          <text:p text:style-name="P52">service_x86_64 <text:s text:c="2"/>/ <text:s text:c="21"/>tmpfs <text:s text:c="7"/>rw 0 1</text:p>
          <text:p text:style-name="P52">none <text:s text:c="12"/>/tmp <text:s text:c="18"/>tmpfs <text:s text:c="7"/>defaults,size=10m 0 2</text:p>
          <text:p text:style-name="P52">none <text:s text:c="12"/>/var/tmp <text:s text:c="14"/>tmpfs <text:s text:c="7"/>defaults,size=10m 0 2</text:p>
          <text:p text:style-name="P52"><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text:soft-page-break/></text:p>
      <text:p text:style-name="Code_20_Indented"/>
      <text:list text:style-name="L1">
        <text:list-item text:start-value="1">
          <text:list>
            <text:list-item text:start-value="1">
              <text:list>
                <text:list-item text:start-value="1">
                  <text:h text:style-name="P72" text:outline-level="3" text:restart-numbering="true" text:start-value="1">Update Service Node Stateless Image</text:h>
                </text:list-item>
              </text:list>
            </text:list-item>
          </text:list>
        </text:list-item>
      </text:list>
      <text:p text:style-name="P15"/>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7">OR</text:p>
      <text:p text:style-name="P17"/>
      <text:p text:style-name="P18">use updatenode otherpkgs function. </text:p>
      <text:p text:style-name="P18">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8"><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6"/>
      <text:list text:style-name="L1" text:continue-numbering="true">
        <text:list-item>
          <text:list text:continue-numbering="true">
            <text:list-item>
              <text:h text:style-name="P55"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2"/>
      <text:p text:style-name="P46"><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47"><text:span text:style-name="T21">Download and c</text:span>opy the files to the Management Node (MN) and untar them: </text:p>
      <text:p text:style-name="P38">mkdir <text:span text:style-name="T21">-p /install/post/otherpkgs/fedora8/x86_64/xcat</text:span></text:p>
      <text:p text:style-name="P38">cd <text:span text:style-name="T21">/install/post/otherpkgs/fedora8/x86_64/xcat</text:span></text:p>
      <text:p text:style-name="P38"/>
      <text:p text:style-name="P38">tar jxvf core-rpms-snap.tar.bz2</text:p>
      <text:p text:style-name="P37">tar jxvf xcat-dep-2*.tar.bz2</text:p>
      <text:p text:style-name="P43"/>
      <text:p text:style-name="P41"><text:soft-page-break/>Second, add rpm names into the service.&lt;osver&gt;.&lt;arch&gt;.otherpkgs.pkglist file. In most cases, this file is already created under /opt/xcat/share/xcat/netboot/&lt;os&gt; directory. If it is not, you can create your own by referencing the existing ones.</text:p>
      <text:p text:style-name="P40"><text:s text:c="6"/><text:span text:style-name="T3">vi /install/custom/netboot/fedora/service.ferdora8.x86_64.otherpkgs.pkglist</text:span></text:p>
      <text:p text:style-name="P40">add the following:</text:p>
      <text:p text:style-name="P36">-OpenIPMI-tools</text:p>
      <text:p text:style-name="P36">-tftp-server</text:p>
      <text:p text:style-name="P36">xcat/xcat-core/xCATsn</text:p>
      <text:p text:style-name="P36">xcat/xcat-dep/fedora8/x86_64/conserver</text:p>
      <text:p text:style-name="P39"><text:span text:style-name="T7">where the '-' means remove the rpm first before installing other rpms. For SLES, the packages to be removed is perl-doc.</text:span><text:span text:style-name="T8"> <text:s text:c="2"/></text:span><text:span text:style-name="T16"><text:s text:c="4"/></text:span><text:s text:c="13"/></text:p>
      <text:p text:style-name="P26"/>
      <text:p text:style-name="P14">Third, add the otherpkgs postscript to the service node postscripts table entry.</text:p>
      <text:p text:style-name="P14"/>
      <text:p text:style-name="Code_20_Indented">chdef <text:s/>-t node -o service </text:p>
      <text:p text:style-name="Code_20_Indented">chdef -t node -o service postscripts=otherpkgs, servicenode,xcatserver,xcatclient</text:p>
      <text:p text:style-name="Code_20_Indented"/>
      <text:p text:style-name="Standard">Finally install the service node:</text:p>
      <text:p text:style-name="P31">nodeset service install</text:p>
      <text:p text:style-name="P31">rpower service boot</text:p>
      <text:p text:style-name="Standard"/>
      <text:list text:style-name="L1" text:continue-numbering="true">
        <text:list-item>
          <text:list text:continue-numbering="true">
            <text:list-item>
              <text:list text:continue-numbering="true">
                <text:list-item>
                  <text:h text:style-name="P72"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1">Note: you will be installing the xCAT Service Node rpm xCATsn* metapackage on the Service Node, not the xCAT* Management Node metapackage. <text:s/>Do not install both.</text:p>
      <text:p text:style-name="P70"/>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71"/>
      <text:list text:style-name="L1" text:continue-numbering="true">
        <text:list-item>
          <text:list text:continue-numbering="true">
            <text:list-item>
              <text:list text:continue-numbering="true">
                <text:list-header>
                  <text:h text:style-name="P72"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72" text:outline-level="3">Update Service Node Diskfull Image</text:h>
                </text:list-item>
              </text:list>
            </text:list-item>
          </text:list>
        </text:list-item>
      </text:list>
      <text:p text:style-name="Standard"/>
      <text:p text:style-name="P18"/>
      <text:p text:style-name="P18"/>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text:soft-page-break/></text:p>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55" text:outline-level="2">Monitor install and boot</text:h>
            </text:list-item>
          </text:list>
        </text:list-item>
      </text:list>
      <text:p text:style-name="Text_20_body"/>
      <text:p text:style-name="Code">wcons service <text:s text:c="5"/># make sure DISPLAY is set to your X server/VNC or</text:p>
      <text:p text:style-name="P24">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5"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96"/>
      <text:h text:style-name="Heading_20_3" text:outline-level="3" text:is-list-header="true"/>
      <text:list text:style-name="L1">
        <text:list-item text:start-value="1">
          <text:h text:style-name="P86" text:outline-level="1" text:restart-numbering="true" text:start-value="1">Diagnostics</text:h>
        </text:list-item>
      </text:list>
      <text:list text:style-name="L2">
        <text:list-item>
          <text:p text:style-name="P61"><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61"><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61"><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61">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61"><text:span text:style-name="T1">Error accessing database/starting <text:s/>xcatd credential failure</text:span>-- If you run tabdump site on the servicenode and you get “Connection failure: IO::Socket::SSL: SSL connect attempt failed <text:soft-page-break/>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61"><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61"><text:s text:c="17"/></text:p>
        </text:list-item>
      </text:list>
      <text:p text:style-name="Standard"/>
      <text:p text:style-name="Standard"/>
      <text:list text:style-name="L1">
        <text:list-item text:start-value="1">
          <text:h text:style-name="P86" text:outline-level="1" text:restart-numbering="true" text:start-value="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86" text:outline-level="1">Install or Stateless Boot the Service Nodes on AIX</text:h>
        </text:list-item>
      </text:list>
      <text:p text:style-name="Standard"/>
      <text:p text:style-name="P22"><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text:style-name="L1" text:continue-numbering="true">
        <text:list-item>
          <text:h text:style-name="P86" text:outline-level="1">References</text:h>
        </text:list-item>
      </text:list>
      <text:p text:style-name="Standard"/>
      <text:list text:style-name="L1" text:continue-numbering="true">
        <text:list-header>
          <text:p text:style-name="P98">The <text:a xlink:type="simple" xlink:href="https://xcat.svn.sourceforge.net/svnroot/xcat/xcat-core/trunk/xCAT-client/share/doc/xCAT2advanced.pdf">xCAT advanced Cookbook</text:a> gives you a detailed example of setting up hierarchy on a Linux Cluster. </text:p>
          <text:p text:style-name="P98">The <text:a xlink:type="simple" xlink:href="https://xcat.svn.sourceforge.net/svnroot/xcat/xcat-core/trunk/xCAT-client/share/doc/xCAT2onAIXServiceNodes.pdf">xCAT2onAIXServiceNodes</text:a> gives you a detailed example of setting up hierarchy on an AIX cluster. </text:p>
          <text:p text:style-name="P98">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date>2009-10-27T13:48:26</dc:date>
    <meta:printed-by>Egan Ford</meta:printed-by>
    <meta:print-date>2008-05-08T10:26:10</meta:print-date>
    <meta:editing-cycles>369</meta:editing-cycles>
    <meta:editing-duration>P9DT14H19M22S</meta:editing-duration>
    <meta:user-defined meta:name="Info 1"/>
    <meta:user-defined meta:name="Info 2"/>
    <meta:user-defined meta:name="Info 3"/>
    <meta:user-defined meta:name="Info 4"/>
    <meta:document-statistic meta:table-count="0" meta:image-count="0" meta:object-count="0" meta:page-count="15" meta:paragraph-count="311" meta:word-count="4797" meta:character-count="29207"/>
  </office:meta>
</office:document-meta>
</file>